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 office:value-type="float" office:value="104.120003" calcext:value-type="float">
            <text:p>104.120003</text:p>
          </table:table-cell>
          <table:table-cell office:value-type="float" office:value="13.810287" calcext:value-type="float">
            <text:p>13.810287</text:p>
          </table:table-cell>
        </table:table-row>
        <table:table-row table:style-name="ro1">
          <table:table-cell office:value-type="float" office:value="104.120003" calcext:value-type="float">
            <text:p>104.120003</text:p>
          </table:table-cell>
          <table:table-cell office:value-type="float" office:value="13.781278" calcext:value-type="float">
            <text:p>13.781278</text:p>
          </table:table-cell>
        </table:table-row>
        <table:table-row table:style-name="ro1">
          <table:table-cell office:value-type="float" office:value="108.279999" calcext:value-type="float">
            <text:p>108.279999</text:p>
          </table:table-cell>
          <table:table-cell office:value-type="float" office:value="13.780718" calcext:value-type="float">
            <text:p>13.780718</text:p>
          </table:table-cell>
        </table:table-row>
        <table:table-row table:style-name="ro1">
          <table:table-cell office:value-type="float" office:value="108.129997" calcext:value-type="float">
            <text:p>108.129997</text:p>
          </table:table-cell>
          <table:table-cell office:value-type="float" office:value="13.932137" calcext:value-type="float">
            <text:p>13.932137</text:p>
          </table:table-cell>
        </table:table-row>
        <table:table-row table:style-name="ro1">
          <table:table-cell office:value-type="float" office:value="45.939999" calcext:value-type="float">
            <text:p>45.939999</text:p>
          </table:table-cell>
          <table:table-cell office:value-type="float" office:value="5.110468" calcext:value-type="float">
            <text:p>5.110468</text:p>
          </table:table-cell>
        </table:table-row>
        <table:table-row table:style-name="ro1">
          <table:table-cell office:value-type="float" office:value="102.699997" calcext:value-type="float">
            <text:p>102.699997</text:p>
          </table:table-cell>
          <table:table-cell office:value-type="float" office:value="13.780457" calcext:value-type="float">
            <text:p>13.780457</text:p>
          </table:table-cell>
        </table:table-row>
        <table:table-row table:style-name="ro1">
          <table:table-cell office:value-type="float" office:value="44.970001" calcext:value-type="float">
            <text:p>44.970001</text:p>
          </table:table-cell>
          <table:table-cell office:value-type="float" office:value="13.824347" calcext:value-type="float">
            <text:p>13.824347</text:p>
          </table:table-cell>
        </table:table-row>
        <table:table-row table:style-name="ro1">
          <table:table-cell office:value-type="float" office:value="104.709999" calcext:value-type="float">
            <text:p>104.709999</text:p>
          </table:table-cell>
          <table:table-cell office:value-type="float" office:value="14.359688" calcext:value-type="float">
            <text:p>14.359688</text:p>
          </table:table-cell>
        </table:table-row>
        <table:table-row table:style-name="ro1">
          <table:table-cell office:value-type="float" office:value="108.400002" calcext:value-type="float">
            <text:p>108.400002</text:p>
          </table:table-cell>
          <table:table-cell office:value-type="float" office:value="13.789878" calcext:value-type="float">
            <text:p>13.789878</text:p>
          </table:table-cell>
        </table:table-row>
        <table:table-row table:style-name="ro1">
          <table:table-cell office:value-type="float" office:value="108.360001" calcext:value-type="float">
            <text:p>108.360001</text:p>
          </table:table-cell>
          <table:table-cell office:value-type="float" office:value="13.772958" calcext:value-type="float">
            <text:p>13.772958</text:p>
          </table:table-cell>
        </table:table-row>
        <table:table-row table:style-name="ro1">
          <table:table-cell office:value-type="float" office:value="108.389999" calcext:value-type="float">
            <text:p>108.389999</text:p>
          </table:table-cell>
          <table:table-cell office:value-type="float" office:value="13.781447" calcext:value-type="float">
            <text:p>13.781447</text:p>
          </table:table-cell>
        </table:table-row>
        <table:table-row table:style-name="ro1">
          <table:table-cell office:value-type="float" office:value="103.599998" calcext:value-type="float">
            <text:p>103.599998</text:p>
          </table:table-cell>
          <table:table-cell office:value-type="float" office:value="13.781218" calcext:value-type="float">
            <text:p>13.781218</text:p>
          </table:table-cell>
        </table:table-row>
        <table:table-row table:style-name="ro1">
          <table:table-cell office:value-type="float" office:value="108.300003" calcext:value-type="float">
            <text:p>108.300003</text:p>
          </table:table-cell>
          <table:table-cell office:value-type="float" office:value="13.772697" calcext:value-type="float">
            <text:p>13.772697</text:p>
          </table:table-cell>
        </table:table-row>
        <table:table-row table:style-name="ro1">
          <table:table-cell office:value-type="float" office:value="103.370003" calcext:value-type="float">
            <text:p>103.370003</text:p>
          </table:table-cell>
          <table:table-cell office:value-type="float" office:value="13.982047" calcext:value-type="float">
            <text:p>13.982047</text:p>
          </table:table-cell>
        </table:table-row>
        <table:table-row table:style-name="ro1">
          <table:table-cell office:value-type="float" office:value="103.629997" calcext:value-type="float">
            <text:p>103.629997</text:p>
          </table:table-cell>
          <table:table-cell office:value-type="float" office:value="14.630108" calcext:value-type="float">
            <text:p>14.630108</text:p>
          </table:table-cell>
        </table:table-row>
        <table:table-row table:style-name="ro1">
          <table:table-cell office:value-type="float" office:value="104.550003" calcext:value-type="float">
            <text:p>104.550003</text:p>
          </table:table-cell>
          <table:table-cell office:value-type="float" office:value="13.781207" calcext:value-type="float">
            <text:p>13.781207</text:p>
          </table:table-cell>
        </table:table-row>
        <table:table-row table:style-name="ro1">
          <table:table-cell office:value-type="float" office:value="108.360001" calcext:value-type="float">
            <text:p>108.360001</text:p>
          </table:table-cell>
          <table:table-cell office:value-type="float" office:value="13.836548" calcext:value-type="float">
            <text:p>13.836548</text:p>
          </table:table-cell>
        </table:table-row>
        <table:table-row table:style-name="ro1">
          <table:table-cell office:value-type="float" office:value="108.290001" calcext:value-type="float">
            <text:p>108.290001</text:p>
          </table:table-cell>
          <table:table-cell office:value-type="float" office:value="14.104888" calcext:value-type="float">
            <text:p>14.104888</text:p>
          </table:table-cell>
        </table:table-row>
        <table:table-row table:style-name="ro1">
          <table:table-cell office:value-type="float" office:value="108.300003" calcext:value-type="float">
            <text:p>108.300003</text:p>
          </table:table-cell>
          <table:table-cell office:value-type="float" office:value="14.083528" calcext:value-type="float">
            <text:p>14.083528</text:p>
          </table:table-cell>
        </table:table-row>
        <table:table-row table:style-name="ro1">
          <table:table-cell office:value-type="float" office:value="104.050003" calcext:value-type="float">
            <text:p>104.050003</text:p>
          </table:table-cell>
          <table:table-cell office:value-type="float" office:value="14.105557" calcext:value-type="float">
            <text:p>14.105557</text:p>
          </table:table-cell>
        </table:table-row>
        <table:table-row table:style-name="ro1">
          <table:table-cell office:value-type="float" office:value="104.099998" calcext:value-type="float">
            <text:p>104.099998</text:p>
          </table:table-cell>
          <table:table-cell office:value-type="float" office:value="14.777967" calcext:value-type="float">
            <text:p>14.777967</text:p>
          </table:table-cell>
        </table:table-row>
        <table:table-row table:style-name="ro1">
          <table:table-cell office:value-type="float" office:value="104.059998" calcext:value-type="float">
            <text:p>104.059998</text:p>
          </table:table-cell>
          <table:table-cell office:value-type="float" office:value="13.782297" calcext:value-type="float">
            <text:p>13.782297</text:p>
          </table:table-cell>
        </table:table-row>
        <table:table-row table:style-name="ro1">
          <table:table-cell office:value-type="float" office:value="108.290001" calcext:value-type="float">
            <text:p>108.290001</text:p>
          </table:table-cell>
          <table:table-cell office:value-type="float" office:value="13.781238" calcext:value-type="float">
            <text:p>13.781238</text:p>
          </table:table-cell>
        </table:table-row>
        <table:table-row table:style-name="ro1">
          <table:table-cell office:value-type="float" office:value="104.739998" calcext:value-type="float">
            <text:p>104.739998</text:p>
          </table:table-cell>
          <table:table-cell office:value-type="float" office:value="14.160877" calcext:value-type="float">
            <text:p>14.160877</text:p>
          </table:table-cell>
        </table:table-row>
        <table:table-row table:style-name="ro1">
          <table:table-cell office:value-type="float" office:value="104.169998" calcext:value-type="float">
            <text:p>104.169998</text:p>
          </table:table-cell>
          <table:table-cell office:value-type="float" office:value="13.790037" calcext:value-type="float">
            <text:p>13.790037</text:p>
          </table:table-cell>
        </table:table-row>
        <table:table-row table:style-name="ro1">
          <table:table-cell table:formula="of:= AVERAGE([.A2:.A26])" office:value-type="float" office:value="101.0372002" calcext:value-type="float">
            <text:p>101.0372002</text:p>
          </table:table-cell>
          <table:table-cell table:formula="of:=AVERAGE([.B2:.B26])" office:value-type="float" office:value="13.60375508" calcext:value-type="float">
            <text:p>13.60375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4:20:45.524473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7:51:43.292394460</meta:creation-date>
    <dc:date>2016-09-26T14:23:28.916437494</dc:date>
    <meta:editing-duration>PT26S</meta:editing-duration>
    <meta:editing-cycles>5</meta:editing-cycles>
    <meta:generator>LibreOffice/4.2.8.2$Linux_X86_64 LibreOffice_project/420m0$Build-2</meta:generator>
    <meta:document-statistic meta:table-count="1" meta:cell-count="54" meta:object-count="0"/>
  </office:meta>
</office:document-meta>
</file>